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874cm" fo:min-width="0.6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1.815cm" fo:min-width="0.135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2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09cm" fo:min-width="3.9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79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dash" draw:stroke-dash="Dash_20__28_Rounded_29_" svg:stroke-color="#000000" svg:stroke-opacity="100%" svg:stroke-linecap="round" draw:fill-color="#000000" draw:opacity="0%" draw:textarea-horizontal-align="justify" draw:textarea-vertical-align="middle" draw:auto-grow-height="false" fo:min-height="4.513cm" fo:min-width="30.29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8cm" svg:height="1.588cm" svg:x="1.792cm" svg:y="1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1.844cm" svg:height="0.962cm" svg:x="1.635cm" svg:y="3.223cm">
          <draw:text-box>
            <text:p>Gast</text:p>
          </draw:text-box>
        </draw:frame>
        <draw:line draw:style-name="gr3" draw:text-style-name="P3" draw:layer="layout" svg:x1="2.644cm" svg:y1="4.44cm" svg:x2="2.644cm" svg:y2="5.445cm">
          <text:p/>
        </draw:line>
        <draw:custom-shape draw:style-name="gr4" draw:text-style-name="P1" draw:layer="layout" svg:width="0.635cm" svg:height="12.065cm" svg:x="2.309cm" svg:y="5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3.697cm" svg:y1="6.715cm" svg:x2="10.682cm" svg:y2="6.715cm">
          <text:p/>
        </draw:line>
        <draw:frame draw:style-name="gr6" draw:text-style-name="P2" draw:layer="layout" svg:width="5.709cm" svg:height="0.962cm" svg:x="4.114cm" svg:y="5.645cm">
          <draw:text-box>
            <text:p>Gegevens invullen</text:p>
          </draw:text-box>
        </draw:frame>
        <draw:custom-shape draw:style-name="gr7" draw:text-style-name="P1" draw:layer="layout" svg:width="4.763cm" svg:height="2.223cm" svg:x="9.194cm" svg:y="1.952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2" draw:layer="layout" svg:width="3.944cm" svg:height="0.962cm" svg:x="9.629cm" svg:y="2.623cm">
          <draw:text-box>
            <text:p>Loginpagina</text:p>
          </draw:text-box>
        </draw:frame>
        <draw:line draw:style-name="gr3" draw:text-style-name="P3" draw:layer="layout" svg:x1="11.634cm" svg:y1="4.493cm" svg:x2="11.634cm" svg:y2="5.445cm">
          <text:p/>
        </draw:line>
        <draw:line draw:style-name="gr9" draw:text-style-name="P3" draw:layer="layout" svg:x1="13.222cm" svg:y1="6.715cm" svg:x2="19.254cm" svg:y2="6.715cm">
          <text:p/>
        </draw:line>
        <draw:frame draw:style-name="gr10" draw:text-style-name="P2" draw:layer="layout" svg:width="6.378cm" svg:height="0.962cm" svg:x="13.039cm" svg:y="5.545cm">
          <draw:text-box>
            <text:p>Controleer gegevens</text:p>
          </draw:text-box>
        </draw:frame>
        <draw:custom-shape draw:style-name="gr7" draw:text-style-name="P1" draw:layer="layout" svg:width="4.763cm" svg:height="2.223cm" svg:x="9.194cm" svg:y="1.952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2" draw:layer="layout" svg:width="3.944cm" svg:height="0.962cm" svg:x="9.629cm" svg:y="2.623cm">
          <draw:text-box>
            <text:p>Loginpagina</text:p>
          </draw:text-box>
        </draw:frame>
        <draw:custom-shape draw:style-name="gr7" draw:text-style-name="P1" draw:layer="layout" svg:width="4.763cm" svg:height="2.223cm" svg:x="18.094cm" svg:y="1.952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2" draw:layer="layout" svg:width="3.944cm" svg:height="0.962cm" svg:x="18.529cm" svg:y="2.623cm">
          <draw:text-box>
            <text:p>Loginpagina</text:p>
          </draw:text-box>
        </draw:frame>
        <draw:line draw:style-name="gr3" draw:text-style-name="P3" draw:layer="layout" svg:x1="20.534cm" svg:y1="4.493cm" svg:x2="20.534cm" svg:y2="5.445cm">
          <text:p/>
        </draw:line>
        <draw:custom-shape draw:style-name="gr7" draw:text-style-name="P1" draw:layer="layout" svg:width="4.763cm" svg:height="2.223cm" svg:x="18.094cm" svg:y="1.952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2" draw:layer="layout" svg:width="3.944cm" svg:height="0.962cm" svg:x="18.829cm" svg:y="2.723cm">
          <draw:text-box>
            <text:p>Database</text:p>
          </draw:text-box>
        </draw:frame>
        <draw:line draw:style-name="gr9" draw:text-style-name="P3" draw:layer="layout" svg:x1="19.254cm" svg:y1="9.115cm" svg:x2="13.222cm" svg:y2="9.115cm">
          <text:p/>
        </draw:line>
        <draw:frame draw:style-name="gr10" draw:text-style-name="P2" draw:layer="layout" svg:width="5.506cm" svg:height="0.962cm" svg:x="13.539cm" svg:y="7.985cm">
          <draw:text-box>
            <text:p>Gegevens correct</text:p>
          </draw:text-box>
        </draw:frame>
        <draw:line draw:style-name="gr9" draw:text-style-name="P3" draw:layer="layout" svg:x1="13.222cm" svg:y1="11.29cm" svg:x2="28.367cm" svg:y2="11.313cm">
          <text:p/>
        </draw:line>
        <draw:custom-shape draw:style-name="gr4" draw:text-style-name="P1" draw:layer="layout" svg:width="0.635cm" svg:height="12.065cm" svg:x="11.309cm" svg:y="5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12.065cm" svg:x="20.209cm" svg:y="5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763cm" svg:height="2.223cm" svg:x="27.494cm" svg:y="1.951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2" draw:layer="layout" svg:width="3.944cm" svg:height="0.962cm" svg:x="28.029cm" svg:y="2.622cm">
          <draw:text-box>
            <text:p>Startpagina</text:p>
          </draw:text-box>
        </draw:frame>
        <draw:line draw:style-name="gr3" draw:text-style-name="P3" draw:layer="layout" svg:x1="29.934cm" svg:y1="4.492cm" svg:x2="29.934cm" svg:y2="5.444cm">
          <text:p/>
        </draw:line>
        <draw:custom-shape draw:style-name="gr4" draw:text-style-name="P1" draw:layer="layout" svg:width="0.635cm" svg:height="12.065cm" svg:x="29.609cm" svg:y="5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9.255cm" svg:y1="14.29cm" svg:x2="13.223cm" svg:y2="14.29cm">
          <text:p/>
        </draw:line>
        <draw:frame draw:style-name="gr10" draw:text-style-name="P2" draw:layer="layout" svg:width="5.997cm" svg:height="0.962cm" svg:x="13.54cm" svg:y="13.16cm">
          <draw:text-box>
            <text:p>Gegevens incorrect</text:p>
          </draw:text-box>
        </draw:frame>
        <draw:frame draw:style-name="gr10" draw:text-style-name="P2" draw:layer="layout" svg:width="7.368cm" svg:height="0.962cm" svg:x="3.406cm" svg:y="13.2cm">
          <draw:text-box>
            <text:p>Juiste foutmelding tonen</text:p>
          </draw:text-box>
        </draw:frame>
        <draw:line draw:style-name="gr9" draw:text-style-name="P3" draw:layer="layout" svg:x1="10.656cm" svg:y1="14.29cm" svg:x2="3.679cm" svg:y2="14.335cm">
          <text:p/>
        </draw:line>
        <draw:custom-shape draw:style-name="gr11" draw:text-style-name="P4" draw:layer="layout" svg:width="30.797cm" svg:height="4.763cm" svg:x="1.635cm" svg:y="7.6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0.797cm" svg:height="4.763cm" svg:x="1.635cm" svg:y="12.4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655cm" fo:min-width="4.263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13:46:16.876000000</meta:creation-date>
    <dc:date>2022-05-17T14:13:41.368000000</dc:date>
    <meta:editing-duration>PT6M25S</meta:editing-duration>
    <meta:editing-cycles>1</meta:editing-cycles>
    <meta:document-statistic meta:object-count="33"/>
    <meta:generator>LibreOffice/7.3.3.2$Windows_X86_64 LibreOffice_project/d1d0ea68f081ee2800a922cac8f79445e4603348</meta:generator>
  </office:meta>
</office:document-meta>
</file>